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4091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2.3965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1.0563in"/>
    </style:style>
    <style:style style:name="co9" style:family="table-column">
      <style:table-column-properties fo:break-before="auto" style:column-width="0.9874in"/>
    </style:style>
    <style:style style:name="co10" style:family="table-column">
      <style:table-column-properties fo:break-before="auto" style:column-width="1.1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RK1</text:p>
          </table:table-cell>
          <table:table-cell office:value-type="string" calcext:value-type="string">
            <text:p>MARK2</text:p>
          </table:table-cell>
          <table:table-cell office:value-type="string" calcext:value-type="string">
            <text:p>MARK3</text:p>
          </table:table-cell>
          <table:table-cell office:value-type="string" calcext:value-type="string">
            <text:p>MARK4</text:p>
          </table:table-cell>
          <table:table-cell office:value-type="string" calcext:value-type="string">
            <text:p>MARK5</text:p>
          </table:table-cell>
          <table:table-cell office:value-type="string" calcext:value-type="string">
            <text:p>MARK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PERCENT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UN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formula="of:=[.C2]+[.D2]+[.E2]+[.F2]+[.G2]+[.H2]" office:value-type="float" office:value="225" calcext:value-type="float">
            <text:p>225</text:p>
          </table:table-cell>
          <table:table-cell table:formula="of:=[.I2]/6" office:value-type="float" office:value="37.5" calcext:value-type="float">
            <text:p>37.5</text:p>
          </table:table-cell>
          <table:table-cell table:formula="of:=[.J2]+100/600" office:value-type="float" office:value="37.6666666666667" calcext:value-type="float">
            <text:p>37.6666666666667</text:p>
          </table:table-cell>
          <table:table-cell table:formula="of:=MAX([.C2:.H2])" office:value-type="float" office:value="45" calcext:value-type="float">
            <text:p>45</text:p>
          </table:table-cell>
          <table:table-cell table:formula="of:=MIN([.C2:.H2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OOP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formula="of:=[.C3]+[.D3]+[.E3]+[.F3]+[.G3]+[.H3]" office:value-type="float" office:value="220" calcext:value-type="float">
            <text:p>220</text:p>
          </table:table-cell>
          <table:table-cell table:formula="of:=[.I3]/6" office:value-type="float" office:value="36.6666666666667" calcext:value-type="float">
            <text:p>36.6666666666667</text:p>
          </table:table-cell>
          <table:table-cell table:formula="of:=[.J3]+100/600" office:value-type="float" office:value="36.8333333333333" calcext:value-type="float">
            <text:p>36.8333333333333</text:p>
          </table:table-cell>
          <table:table-cell table:formula="of:=MAX([.C3:.H3])" office:value-type="float" office:value="48" calcext:value-type="float">
            <text:p>48</text:p>
          </table:table-cell>
          <table:table-cell table:formula="of:=MIN([.C3:.H3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IL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formula="of:=[.C4]+[.D4]+[.E4]+[.F4]+[.G4]+[.H4]" office:value-type="float" office:value="193" calcext:value-type="float">
            <text:p>193</text:p>
          </table:table-cell>
          <table:table-cell table:formula="of:=[.I4]/6" office:value-type="float" office:value="32.1666666666667" calcext:value-type="float">
            <text:p>32.1666666666667</text:p>
          </table:table-cell>
          <table:table-cell table:formula="of:=[.J4]+100/600" office:value-type="float" office:value="32.3333333333333" calcext:value-type="float">
            <text:p>32.3333333333333</text:p>
          </table:table-cell>
          <table:table-cell table:formula="of:=MAX([.C4:.H4])" office:value-type="float" office:value="45" calcext:value-type="float">
            <text:p>45</text:p>
          </table:table-cell>
          <table:table-cell table:formula="of:=MIN([.C4:.H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LAN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formula="of:=[.C5]+[.D5]+[.E5]+[.F5]+[.G5]+[.H5]" office:value-type="float" office:value="204" calcext:value-type="float">
            <text:p>204</text:p>
          </table:table-cell>
          <table:table-cell table:formula="of:=[.I5]/6" office:value-type="float" office:value="34" calcext:value-type="float">
            <text:p>34</text:p>
          </table:table-cell>
          <table:table-cell table:formula="of:=[.J5]+100/600" office:value-type="float" office:value="34.1666666666667" calcext:value-type="float">
            <text:p>34.1666666666667</text:p>
          </table:table-cell>
          <table:table-cell table:formula="of:=MAX([.C5:.H5])" office:value-type="float" office:value="50" calcext:value-type="float">
            <text:p>50</text:p>
          </table:table-cell>
          <table:table-cell table:formula="of:=MIN([.C5:.H5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EPA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formula="of:=[.C6]+[.D6]+[.E6]+[.F6]+[.G6]+[.H6]" office:value-type="float" office:value="218" calcext:value-type="float">
            <text:p>218</text:p>
          </table:table-cell>
          <table:table-cell table:formula="of:=[.I6]/6" office:value-type="float" office:value="36.3333333333333" calcext:value-type="float">
            <text:p>36.3333333333333</text:p>
          </table:table-cell>
          <table:table-cell table:formula="of:=[.J6]+100/600" office:value-type="float" office:value="36.5" calcext:value-type="float">
            <text:p>36.5</text:p>
          </table:table-cell>
          <table:table-cell table:formula="of:=MAX([.C6:.H6])" office:value-type="float" office:value="48" calcext:value-type="float">
            <text:p>48</text:p>
          </table:table-cell>
          <table:table-cell table:formula="of:=MIN([.C6:.H6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VYA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C7]+[.D7]+[.E7]+[.F7]+[.G7]+[.H7]" office:value-type="float" office:value="153" calcext:value-type="float">
            <text:p>153</text:p>
          </table:table-cell>
          <table:table-cell table:formula="of:=[.I7]/6" office:value-type="float" office:value="25.5" calcext:value-type="float">
            <text:p>25.5</text:p>
          </table:table-cell>
          <table:table-cell table:formula="of:=[.J7]+100/600" office:value-type="float" office:value="25.6666666666667" calcext:value-type="float">
            <text:p>25.6666666666667</text:p>
          </table:table-cell>
          <table:table-cell table:formula="of:=MAX([.C7:.H7])" office:value-type="float" office:value="39" calcext:value-type="float">
            <text:p>39</text:p>
          </table:table-cell>
          <table:table-cell table:formula="of:=MIN([.C7:.H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URALI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[.C8]+[.D8]+[.E8]+[.F8]+[.G8]+[.H8]" office:value-type="float" office:value="175" calcext:value-type="float">
            <text:p>175</text:p>
          </table:table-cell>
          <table:table-cell table:formula="of:=[.I8]/6" office:value-type="float" office:value="29.1666666666667" calcext:value-type="float">
            <text:p>29.1666666666667</text:p>
          </table:table-cell>
          <table:table-cell table:formula="of:=[.J8]+100/600" office:value-type="float" office:value="29.3333333333333" calcext:value-type="float">
            <text:p>29.3333333333333</text:p>
          </table:table-cell>
          <table:table-cell table:formula="of:=MAX([.C8:.H8])" office:value-type="float" office:value="52" calcext:value-type="float">
            <text:p>52</text:p>
          </table:table-cell>
          <table:table-cell table:formula="of:=MIN([.C8:.H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WATH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formula="of:=[.C9]+[.D9]+[.E9]+[.F9]+[.G9]+[.H9]" office:value-type="float" office:value="151" calcext:value-type="float">
            <text:p>151</text:p>
          </table:table-cell>
          <table:table-cell table:formula="of:=[.I9]/6" office:value-type="float" office:value="25.1666666666667" calcext:value-type="float">
            <text:p>25.1666666666667</text:p>
          </table:table-cell>
          <table:table-cell table:formula="of:=[.J9]+100/600" office:value-type="float" office:value="25.3333333333333" calcext:value-type="float">
            <text:p>25.3333333333333</text:p>
          </table:table-cell>
          <table:table-cell table:formula="of:=MAX([.C9:.H9])" office:value-type="float" office:value="42" calcext:value-type="float">
            <text:p>42</text:p>
          </table:table-cell>
          <table:table-cell table:formula="of:=MIN([.C9:.H9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DHYA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table:formula="of:=[.C10]+[.D10]+[.E10]+[.F10]+[.G10]+[.H10]" office:value-type="float" office:value="221" calcext:value-type="float">
            <text:p>221</text:p>
          </table:table-cell>
          <table:table-cell table:formula="of:=[.I10]/6" office:value-type="float" office:value="36.8333333333333" calcext:value-type="float">
            <text:p>36.8333333333333</text:p>
          </table:table-cell>
          <table:table-cell table:formula="of:=[.J10]+100/600" office:value-type="float" office:value="37" calcext:value-type="float">
            <text:p>37</text:p>
          </table:table-cell>
          <table:table-cell table:formula="of:=MAX([.C10:.H10])" office:value-type="float" office:value="55" calcext:value-type="float">
            <text:p>55</text:p>
          </table:table-cell>
          <table:table-cell table:formula="of:=MIN([.C10:.H10]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LEEP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formula="of:=[.C11]+[.D11]+[.E11]+[.F11]+[.G11]+[.H11]" office:value-type="float" office:value="255" calcext:value-type="float">
            <text:p>255</text:p>
          </table:table-cell>
          <table:table-cell table:formula="of:=[.I11]/6" office:value-type="float" office:value="42.5" calcext:value-type="float">
            <text:p>42.5</text:p>
          </table:table-cell>
          <table:table-cell table:formula="of:=[.J11]+100/600" office:value-type="float" office:value="42.6666666666667" calcext:value-type="float">
            <text:p>42.6666666666667</text:p>
          </table:table-cell>
          <table:table-cell table:formula="of:=MAX([.C11:.H11])" office:value-type="float" office:value="52" calcext:value-type="float">
            <text:p>52</text:p>
          </table:table-cell>
          <table:table-cell table:formula="of:=MIN([.C11:.H11])" office:value-type="float" office:value="34" calcext:value-type="float">
            <text:p>34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YS ABSENT</text:p>
          </table:table-cell>
          <table:table-cell office:value-type="string" calcext:value-type="string">
            <text:p>FEE PAID</text:p>
          </table:table-cell>
          <table:table-cell office:value-type="string" calcext:value-type="string">
            <text:p>DAYS OF PRESENT</text:p>
          </table:table-cell>
          <table:table-cell office:value-type="string" calcext:value-type="string">
            <text:p>BALANCE FEE</text:p>
          </table:table-cell>
          <table:table-cell office:value-type="string" calcext:value-type="string">
            <text:p>PERSENTAGE OF ATTENDANCE</text:p>
          </table:table-cell>
        </table:table-row>
        <table:table-row table:style-name="ro1">
          <table:table-cell office:value-type="string" calcext:value-type="string">
            <text:p>R001</text:p>
          </table:table-cell>
          <table:table-cell office:value-type="string" calcext:value-type="string">
            <text:p>SWAPNA</text:p>
          </table:table-cell>
          <table:table-cell office:value-type="float" office:value="30" calcext:value-type="float">
            <text:p>30</text:p>
          </table:table-cell>
          <table:table-cell office:value-type="float" office:value="25000" calcext:value-type="float">
            <text:p>25000</text:p>
          </table:table-cell>
          <table:table-cell table:formula="of:=302-[.C2]" office:value-type="float" office:value="272" calcext:value-type="float">
            <text:p>272</text:p>
          </table:table-cell>
          <table:table-cell table:formula="of:=50000-[.D2]" office:value-type="float" office:value="25000" calcext:value-type="float">
            <text:p>25000</text:p>
          </table:table-cell>
          <table:table-cell table:formula="of:=[.E2]+100/302" office:value-type="float" office:value="272.331125827815" calcext:value-type="float">
            <text:p>272.331125827815</text:p>
          </table:table-cell>
        </table:table-row>
        <table:table-row table:style-name="ro1">
          <table:table-cell office:value-type="string" calcext:value-type="string">
            <text:p>R002</text:p>
          </table:table-cell>
          <table:table-cell office:value-type="string" calcext:value-type="string">
            <text:p>ANUPAMA</text:p>
          </table:table-cell>
          <table:table-cell office:value-type="float" office:value="54" calcext:value-type="float">
            <text:p>54</text:p>
          </table:table-cell>
          <table:table-cell office:value-type="float" office:value="38000" calcext:value-type="float">
            <text:p>38000</text:p>
          </table:table-cell>
          <table:table-cell table:formula="of:=302-[.C3]" office:value-type="float" office:value="248" calcext:value-type="float">
            <text:p>248</text:p>
          </table:table-cell>
          <table:table-cell table:formula="of:=50000-[.D3]" office:value-type="float" office:value="12000" calcext:value-type="float">
            <text:p>12000</text:p>
          </table:table-cell>
          <table:table-cell table:formula="of:=[.E3]+100/302" office:value-type="float" office:value="248.331125827815" calcext:value-type="float">
            <text:p>248.331125827815</text:p>
          </table:table-cell>
        </table:table-row>
        <table:table-row table:style-name="ro1">
          <table:table-cell office:value-type="string" calcext:value-type="string">
            <text:p>R003</text:p>
          </table:table-cell>
          <table:table-cell office:value-type="string" calcext:value-type="string">
            <text:p>GOURAV</text:p>
          </table:table-cell>
          <table:table-cell office:value-type="float" office:value="78" calcext:value-type="float">
            <text:p>78</text:p>
          </table:table-cell>
          <table:table-cell office:value-type="float" office:value="45000" calcext:value-type="float">
            <text:p>45000</text:p>
          </table:table-cell>
          <table:table-cell table:formula="of:=302-[.C4]" office:value-type="float" office:value="224" calcext:value-type="float">
            <text:p>224</text:p>
          </table:table-cell>
          <table:table-cell table:formula="of:=50000-[.D4]" office:value-type="float" office:value="5000" calcext:value-type="float">
            <text:p>5000</text:p>
          </table:table-cell>
          <table:table-cell table:formula="of:=[.E4]+100/302" office:value-type="float" office:value="224.331125827815" calcext:value-type="float">
            <text:p>224.331125827815</text:p>
          </table:table-cell>
        </table:table-row>
        <table:table-row table:style-name="ro1">
          <table:table-cell office:value-type="string" calcext:value-type="string">
            <text:p>R004</text:p>
          </table:table-cell>
          <table:table-cell office:value-type="string" calcext:value-type="string">
            <text:p>SURABHI</text:p>
          </table:table-cell>
          <table:table-cell office:value-type="float" office:value="65" calcext:value-type="float">
            <text:p>65</text:p>
          </table:table-cell>
          <table:table-cell office:value-type="float" office:value="24000" calcext:value-type="float">
            <text:p>24000</text:p>
          </table:table-cell>
          <table:table-cell table:formula="of:=302-[.C5]" office:value-type="float" office:value="237" calcext:value-type="float">
            <text:p>237</text:p>
          </table:table-cell>
          <table:table-cell table:formula="of:=50000-[.D5]" office:value-type="float" office:value="26000" calcext:value-type="float">
            <text:p>26000</text:p>
          </table:table-cell>
          <table:table-cell table:formula="of:=[.E5]+100/302" office:value-type="float" office:value="237.331125827815" calcext:value-type="float">
            <text:p>237.331125827815</text:p>
          </table:table-cell>
        </table:table-row>
        <table:table-row table:style-name="ro1">
          <table:table-cell office:value-type="string" calcext:value-type="string">
            <text:p>R005</text:p>
          </table:table-cell>
          <table:table-cell office:value-type="string" calcext:value-type="string">
            <text:p>BINOY</text:p>
          </table:table-cell>
          <table:table-cell office:value-type="float" office:value="51" calcext:value-type="float">
            <text:p>51</text:p>
          </table:table-cell>
          <table:table-cell office:value-type="float" office:value="39000" calcext:value-type="float">
            <text:p>39000</text:p>
          </table:table-cell>
          <table:table-cell table:formula="of:=302-[.C6]" office:value-type="float" office:value="251" calcext:value-type="float">
            <text:p>251</text:p>
          </table:table-cell>
          <table:table-cell table:formula="of:=50000-[.D6]" office:value-type="float" office:value="11000" calcext:value-type="float">
            <text:p>11000</text:p>
          </table:table-cell>
          <table:table-cell table:formula="of:=[.E6]+100/302" office:value-type="float" office:value="251.331125827815" calcext:value-type="float">
            <text:p>251.331125827815</text:p>
          </table:table-cell>
        </table:table-row>
        <table:table-row table:style-name="ro1">
          <table:table-cell office:value-type="string" calcext:value-type="string">
            <text:p>R006</text:p>
          </table:table-cell>
          <table:table-cell office:value-type="string" calcext:value-type="string">
            <text:p>KAVITHA</text:p>
          </table:table-cell>
          <table:table-cell office:value-type="float" office:value="20" calcext:value-type="float">
            <text:p>20</text:p>
          </table:table-cell>
          <table:table-cell office:value-type="float" office:value="48000" calcext:value-type="float">
            <text:p>48000</text:p>
          </table:table-cell>
          <table:table-cell table:formula="of:=302-[.C7]" office:value-type="float" office:value="282" calcext:value-type="float">
            <text:p>282</text:p>
          </table:table-cell>
          <table:table-cell table:formula="of:=50000-[.D7]" office:value-type="float" office:value="2000" calcext:value-type="float">
            <text:p>2000</text:p>
          </table:table-cell>
          <table:table-cell table:formula="of:=[.E7]+100/302" office:value-type="float" office:value="282.331125827815" calcext:value-type="float">
            <text:p>282.331125827815</text:p>
          </table:table-cell>
        </table:table-row>
        <table:table-row table:style-name="ro1">
          <table:table-cell office:value-type="string" calcext:value-type="string">
            <text:p>R007</text:p>
          </table:table-cell>
          <table:table-cell office:value-type="string" calcext:value-type="string">
            <text:p>AJITH</text:p>
          </table:table-cell>
          <table:table-cell office:value-type="float" office:value="45" calcext:value-type="float">
            <text:p>45</text:p>
          </table:table-cell>
          <table:table-cell office:value-type="float" office:value="50000" calcext:value-type="float">
            <text:p>50000</text:p>
          </table:table-cell>
          <table:table-cell table:formula="of:=302-[.C8]" office:value-type="float" office:value="257" calcext:value-type="float">
            <text:p>257</text:p>
          </table:table-cell>
          <table:table-cell table:formula="of:=50000-[.D8]" office:value-type="float" office:value="0" calcext:value-type="float">
            <text:p>0</text:p>
          </table:table-cell>
          <table:table-cell table:formula="of:=[.E8]+100/302" office:value-type="float" office:value="257.331125827815" calcext:value-type="float">
            <text:p>257.331125827815</text:p>
          </table:table-cell>
        </table:table-row>
        <table:table-row table:style-name="ro1">
          <table:table-cell office:value-type="string" calcext:value-type="string">
            <text:p>R008</text:p>
          </table:table-cell>
          <table:table-cell office:value-type="string" calcext:value-type="string">
            <text:p>POOJA</text:p>
          </table:table-cell>
          <table:table-cell office:value-type="float" office:value="88" calcext:value-type="float">
            <text:p>88</text:p>
          </table:table-cell>
          <table:table-cell office:value-type="float" office:value="32000" calcext:value-type="float">
            <text:p>32000</text:p>
          </table:table-cell>
          <table:table-cell table:formula="of:=302-[.C9]" office:value-type="float" office:value="214" calcext:value-type="float">
            <text:p>214</text:p>
          </table:table-cell>
          <table:table-cell table:formula="of:=50000-[.D9]" office:value-type="float" office:value="18000" calcext:value-type="float">
            <text:p>18000</text:p>
          </table:table-cell>
          <table:table-cell table:formula="of:=[.E9]+100/302" office:value-type="float" office:value="214.331125827815" calcext:value-type="float">
            <text:p>214.331125827815</text:p>
          </table:table-cell>
        </table:table-row>
        <table:table-row table:style-name="ro1">
          <table:table-cell office:value-type="string" calcext:value-type="string">
            <text:p>R009</text:p>
          </table:table-cell>
          <table:table-cell office:value-type="string" calcext:value-type="string">
            <text:p>MANJU</text:p>
          </table:table-cell>
          <table:table-cell office:value-type="float" office:value="63" calcext:value-type="float">
            <text:p>63</text:p>
          </table:table-cell>
          <table:table-cell office:value-type="float" office:value="30000" calcext:value-type="float">
            <text:p>30000</text:p>
          </table:table-cell>
          <table:table-cell table:formula="of:=302-[.C10]" office:value-type="float" office:value="239" calcext:value-type="float">
            <text:p>239</text:p>
          </table:table-cell>
          <table:table-cell table:formula="of:=50000-[.D10]" office:value-type="float" office:value="20000" calcext:value-type="float">
            <text:p>20000</text:p>
          </table:table-cell>
          <table:table-cell table:formula="of:=[.E10]+100/302" office:value-type="float" office:value="239.331125827815" calcext:value-type="float">
            <text:p>239.331125827815</text:p>
          </table:table-cell>
        </table:table-row>
        <table:table-row table:style-name="ro1">
          <table:table-cell office:value-type="string" calcext:value-type="string">
            <text:p>R0010</text:p>
          </table:table-cell>
          <table:table-cell office:value-type="string" calcext:value-type="string">
            <text:p>VINOD</text:p>
          </table:table-cell>
          <table:table-cell office:value-type="float" office:value="49" calcext:value-type="float">
            <text:p>49</text:p>
          </table:table-cell>
          <table:table-cell office:value-type="float" office:value="45000" calcext:value-type="float">
            <text:p>45000</text:p>
          </table:table-cell>
          <table:table-cell table:formula="of:=302-[.C11]" office:value-type="float" office:value="253" calcext:value-type="float">
            <text:p>253</text:p>
          </table:table-cell>
          <table:table-cell table:formula="of:=50000-[.D11]" office:value-type="float" office:value="5000" calcext:value-type="float">
            <text:p>5000</text:p>
          </table:table-cell>
          <table:table-cell table:formula="of:=[.E11]+100/302" office:value-type="float" office:value="253.331125827815" calcext:value-type="float">
            <text:p>253.331125827815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3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MP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NON</text:p>
          </table:table-cell>
          <table:table-cell office:value-type="string" calcext:value-type="string">
            <text:p>BASICPAY</text:p>
          </table:table-cell>
          <table:table-cell office:value-type="string" calcext:value-type="string">
            <text:p>D.A</text:p>
          </table:table-cell>
          <table:table-cell office:value-type="string" calcext:value-type="string">
            <text:p>P.A</text:p>
          </table:table-cell>
          <table:table-cell office:value-type="string" calcext:value-type="string">
            <text:p>P.F</text:p>
          </table:table-cell>
          <table:table-cell office:value-type="string" calcext:value-type="string">
            <text:p>GROSS PAY</text:p>
          </table:table-cell>
          <table:table-cell office:value-type="string" calcext:value-type="string">
            <text:p>NET PA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OD KUMAR</text:p>
          </table:table-cell>
          <table:table-cell office:value-type="string" calcext:value-type="string">
            <text:p>MANAGER</text:p>
          </table:table-cell>
          <table:table-cell office:value-type="float" office:value="8000" calcext:value-type="float">
            <text:p>8000</text:p>
          </table:table-cell>
          <table:table-cell table:formula="of:=[.D2]+5/100" office:value-type="float" office:value="8000.05" calcext:value-type="float">
            <text:p>8000.05</text:p>
          </table:table-cell>
          <table:table-cell table:formula="of:=[.D3]+7/100" office:value-type="float" office:value="6000.07" calcext:value-type="float">
            <text:p>6000.07</text:p>
          </table:table-cell>
          <table:table-cell table:formula="of:=[.D2]+3/100" office:value-type="float" office:value="8000.03" calcext:value-type="float">
            <text:p>8000.03</text:p>
          </table:table-cell>
          <table:table-cell table:formula="of:=[.D2]+[.E2]+[.F2]+[.G2]" office:value-type="float" office:value="30000.15" calcext:value-type="float">
            <text:p>30000.15</text:p>
          </table:table-cell>
          <table:table-cell table:formula="of:=[.H2]-[.G2]" office:value-type="float" office:value="22000.12" calcext:value-type="float">
            <text:p>22000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CCOUNTANT</text:p>
          </table:table-cell>
          <table:table-cell office:value-type="float" office:value="6000" calcext:value-type="float">
            <text:p>6000</text:p>
          </table:table-cell>
          <table:table-cell table:formula="of:=[.D3]+5/100" office:value-type="float" office:value="6000.05" calcext:value-type="float">
            <text:p>6000.05</text:p>
          </table:table-cell>
          <table:table-cell table:formula="of:=[.D4]+7/100" office:value-type="float" office:value="4500.07" calcext:value-type="float">
            <text:p>4500.07</text:p>
          </table:table-cell>
          <table:table-cell table:formula="of:=[.D3]+3/100" office:value-type="float" office:value="6000.03" calcext:value-type="float">
            <text:p>6000.03</text:p>
          </table:table-cell>
          <table:table-cell table:formula="of:=[.D3]+[.E3]+[.F3]+[.G3]" office:value-type="float" office:value="22500.15" calcext:value-type="float">
            <text:p>22500.15</text:p>
          </table:table-cell>
          <table:table-cell table:formula="of:=[.H3]-[.G3]" office:value-type="float" office:value="16500.12" calcext:value-type="float">
            <text:p>16500.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J KUMAR</text:p>
          </table:table-cell>
          <table:table-cell office:value-type="string" calcext:value-type="string">
            <text:p>SUPERVISOR</text:p>
          </table:table-cell>
          <table:table-cell office:value-type="float" office:value="4500" calcext:value-type="float">
            <text:p>4500</text:p>
          </table:table-cell>
          <table:table-cell table:formula="of:=[.D4]+5/100" office:value-type="float" office:value="4500.05" calcext:value-type="float">
            <text:p>4500.05</text:p>
          </table:table-cell>
          <table:table-cell table:formula="of:=[.D5]+7/100" office:value-type="float" office:value="3200.07" calcext:value-type="float">
            <text:p>3200.07</text:p>
          </table:table-cell>
          <table:table-cell table:formula="of:=[.D4]+3/100" office:value-type="float" office:value="4500.03" calcext:value-type="float">
            <text:p>4500.03</text:p>
          </table:table-cell>
          <table:table-cell table:formula="of:=[.D4]+[.E4]+[.F4]+[.G4]" office:value-type="float" office:value="16700.15" calcext:value-type="float">
            <text:p>16700.15</text:p>
          </table:table-cell>
          <table:table-cell table:formula="of:=[.H4]-[.G4]" office:value-type="float" office:value="12200.12" calcext:value-type="float">
            <text:p>12200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GEEV</text:p>
          </table:table-cell>
          <table:table-cell office:value-type="string" calcext:value-type="string">
            <text:p>U.D CLERK</text:p>
          </table:table-cell>
          <table:table-cell office:value-type="float" office:value="3200" calcext:value-type="float">
            <text:p>3200</text:p>
          </table:table-cell>
          <table:table-cell table:formula="of:=[.D5]+5/100" office:value-type="float" office:value="3200.05" calcext:value-type="float">
            <text:p>3200.05</text:p>
          </table:table-cell>
          <table:table-cell table:formula="of:=[.D6]+7/100" office:value-type="float" office:value="2750.07" calcext:value-type="float">
            <text:p>2750.07</text:p>
          </table:table-cell>
          <table:table-cell table:formula="of:=[.D5]+3/100" office:value-type="float" office:value="3200.03" calcext:value-type="float">
            <text:p>3200.03</text:p>
          </table:table-cell>
          <table:table-cell table:formula="of:=[.D5]+[.E5]+[.F5]+[.G5]" office:value-type="float" office:value="12350.15" calcext:value-type="float">
            <text:p>12350.15</text:p>
          </table:table-cell>
          <table:table-cell table:formula="of:=[.H5]-[.G5]" office:value-type="float" office:value="9150.12" calcext:value-type="float">
            <text:p>915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RIPA</text:p>
          </table:table-cell>
          <table:table-cell office:value-type="string" calcext:value-type="string">
            <text:p>TYPLST</text:p>
          </table:table-cell>
          <table:table-cell office:value-type="float" office:value="2750" calcext:value-type="float">
            <text:p>2750</text:p>
          </table:table-cell>
          <table:table-cell table:formula="of:=[.D6]+5/100" office:value-type="float" office:value="2750.05" calcext:value-type="float">
            <text:p>2750.05</text:p>
          </table:table-cell>
          <table:table-cell table:formula="of:=[.D7]+7/100" office:value-type="float" office:value="1800.07" calcext:value-type="float">
            <text:p>1800.07</text:p>
          </table:table-cell>
          <table:table-cell table:formula="of:=[.D6]+3/100" office:value-type="float" office:value="2750.03" calcext:value-type="float">
            <text:p>2750.03</text:p>
          </table:table-cell>
          <table:table-cell table:formula="of:=[.D6]+[.E6]+[.F6]+[.G6]" office:value-type="float" office:value="10050.15" calcext:value-type="float">
            <text:p>10050.15</text:p>
          </table:table-cell>
          <table:table-cell table:formula="of:=[.H6]-[.G6]" office:value-type="float" office:value="7300.12" calcext:value-type="float">
            <text:p>7300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MMU</text:p>
          </table:table-cell>
          <table:table-cell office:value-type="string" calcext:value-type="string">
            <text:p>PEON</text:p>
          </table:table-cell>
          <table:table-cell office:value-type="float" office:value="1800" calcext:value-type="float">
            <text:p>1800</text:p>
          </table:table-cell>
          <table:table-cell table:formula="of:=[.D7]+5/100" office:value-type="float" office:value="1800.05" calcext:value-type="float">
            <text:p>1800.05</text:p>
          </table:table-cell>
          <table:table-cell table:formula="of:=[.D8]+7/100" office:value-type="float" office:value="0.07" calcext:value-type="float">
            <text:p>0.07</text:p>
          </table:table-cell>
          <table:table-cell table:formula="of:=[.D7]+3/100" office:value-type="float" office:value="1800.03" calcext:value-type="float">
            <text:p>1800.03</text:p>
          </table:table-cell>
          <table:table-cell table:formula="of:=[.D7]+[.E7]+[.F7]+[.G7]" office:value-type="float" office:value="5400.15" calcext:value-type="float">
            <text:p>5400.15</text:p>
          </table:table-cell>
          <table:table-cell table:formula="of:=[.H7]-[.G7]" office:value-type="float" office:value="3600.12" calcext:value-type="float">
            <text:p>3600.12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M COD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QUANDITY/KG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ICE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C2]*[.D2]" office:value-type="float" office:value="450" calcext:value-type="float">
            <text:p>450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EA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[.C3]*[.D3]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OFEE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[.C4]*[.D4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UGAR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[.C5]*[.D5]"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RUIT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C6]*[.D6]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TTA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[.C7]*[.D7]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OAP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C8]*[.D8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HILLY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C9]*[.D9]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GREENPEAS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0]*[.D10]"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AIDA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[.C11]*[.D11]" office:value-type="float" office:value="105" calcext:value-type="float">
            <text:p>10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21:16:21.022000000</meta:creation-date>
    <dc:date>2023-02-21T22:28:40.208000000</dc:date>
    <meta:editing-duration>PT1H12M20S</meta:editing-duration>
    <meta:editing-cycles>1</meta:editing-cycles>
    <meta:document-statistic meta:table-count="4" meta:cell-count="341" meta:object-count="0"/>
    <meta:generator>LibreOffice/7.4.2.3$Windows_X86_64 LibreOffice_project/382eef1f22670f7f4118c8c2dd222ec7ad009daf</meta:generator>
  </office:meta>
</office:document-meta>
</file>